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cc" draw:textarea-horizontal-align="center" draw:textarea-vertical-align="middle"/>
    </style:style>
    <style:style style:name="gr5" style:family="graphic" style:parent-style-name="standard">
      <style:graphic-properties draw:fill="solid" draw:fill-color="#ff950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style:text-position="-33% 58%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148cm" svg:height="1.673cm" svg:x="0.202cm" svg:y="1.5cm">
          <draw:text-box>
            <text:p>Garbage</text:p>
            <text:p>collection</text:p>
          </draw:text-box>
        </draw:frame>
        <draw:frame draw:style-name="gr1" draw:layer="layout" svg:width="3.148cm" svg:height="0.962cm" svg:x="0.222cm" svg:y="6.669cm">
          <draw:text-box>
            <text:p>Deadlock</text:p>
          </draw:text-box>
        </draw:frame>
        <draw:ellipse draw:style-name="gr2" draw:text-style-name="P1" xml:id="id5" draw:id="id5" draw:layer="layout" svg:width="2.921cm" svg:height="3.157cm" svg:x="5.001cm" svg:y="0.642cm">
          <text:p text:style-name="P1">p<text:span text:style-name="T1">1</text:span></text:p>
        </draw:ellipse>
        <draw:ellipse draw:style-name="gr2" draw:text-style-name="P1" xml:id="id1" draw:id="id1" draw:layer="layout" svg:width="1.566cm" svg:height="1.499cm" svg:x="5.067cm" svg:y="6.45cm">
          <text:p text:style-name="P1">p<text:span text:style-name="T1">1</text:span></text:p>
        </draw:ellipse>
        <draw:ellipse draw:style-name="gr2" draw:text-style-name="P1" xml:id="id2" draw:id="id2" draw:layer="layout" svg:width="1.566cm" svg:height="1.499cm" svg:x="11.846cm" svg:y="6.45cm">
          <text:p text:style-name="P1">p<text:span text:style-name="T1">2</text:span></text:p>
        </draw:ellipse>
        <draw:connector draw:style-name="gr3" draw:text-style-name="P1" draw:layer="layout" draw:type="curve" svg:x1="5.85cm" svg:y1="6.45cm" svg:x2="12.629cm" svg:y2="6.45cm" draw:start-shape="id1" draw:start-glue-point="0" draw:end-shape="id2" draw:end-glue-point="0" svg:d="m5850 6450c0-751 6779-751 6779 0">
          <text:p/>
        </draw:connector>
        <draw:connector draw:style-name="gr3" draw:text-style-name="P1" draw:layer="layout" draw:type="curve" svg:x1="12.629cm" svg:y1="7.949cm" svg:x2="5.85cm" svg:y2="7.949cm" draw:start-shape="id2" draw:start-glue-point="2" draw:end-shape="id1" draw:end-glue-point="2" svg:d="m12629 7949c0 751-6779 751-6779 0">
          <text:p/>
        </draw:connector>
        <draw:frame draw:style-name="gr1" draw:text-style-name="P2" draw:layer="layout" svg:width="1.891cm" svg:height="0.721cm" svg:x="8.502cm" svg:y="5.104cm">
          <draw:text-box>
            <text:p><text:span text:style-name="T2">wait-for</text:span></text:p>
          </draw:text-box>
        </draw:frame>
        <draw:frame draw:style-name="gr1" draw:text-style-name="P2" draw:layer="layout" svg:width="1.891cm" svg:height="0.721cm" svg:x="8.391cm" svg:y="7.665cm">
          <draw:text-box>
            <text:p><text:span text:style-name="T2">wait-for</text:span></text:p>
          </draw:text-box>
        </draw:frame>
        <draw:ellipse draw:style-name="gr2" draw:text-style-name="P1" xml:id="id3" draw:id="id3" draw:layer="layout" svg:width="2.921cm" svg:height="3.157cm" svg:x="10.932cm" svg:y="0.621cm">
          <text:p text:style-name="P1">p<text:span text:style-name="T1">1</text:span></text:p>
        </draw:ellipse>
        <draw:rect draw:style-name="gr4" draw:text-style-name="P1" xml:id="id6" draw:id="id6" draw:layer="layout" svg:width="0.716cm" svg:height="0.693cm" svg:x="5.796cm" svg:y="0.914cm">
          <text:p/>
        </draw:rect>
        <draw:rect draw:style-name="gr4" draw:text-style-name="P1" xml:id="id8" draw:id="id8" draw:layer="layout" svg:width="0.716cm" svg:height="0.693cm" svg:x="6.997cm" svg:y="1.728cm">
          <text:p/>
        </draw:rect>
        <draw:rect draw:style-name="gr4" draw:text-style-name="P1" draw:layer="layout" svg:width="0.716cm" svg:height="0.693cm" svg:x="11.726cm" svg:y="0.938cm">
          <text:p/>
        </draw:rect>
        <draw:rect draw:style-name="gr4" draw:text-style-name="P1" xml:id="id7" draw:id="id7" draw:layer="layout" svg:width="0.716cm" svg:height="0.693cm" svg:x="11.726cm" svg:y="0.939cm">
          <text:p/>
        </draw:rect>
        <draw:rect draw:style-name="gr4" draw:text-style-name="P1" xml:id="id9" draw:id="id9" draw:layer="layout" svg:width="0.716cm" svg:height="0.693cm" svg:x="12.89cm" svg:y="1.634cm">
          <text:p/>
        </draw:rect>
        <draw:rect draw:style-name="gr5" draw:text-style-name="P1" xml:id="id4" draw:id="id4" draw:layer="layout" svg:width="1.924cm" svg:height="0.448cm" svg:x="8.615cm" svg:y="3.843cm">
          <text:p/>
        </draw:rect>
        <draw:connector draw:style-name="gr3" draw:text-style-name="P1" draw:layer="layout" draw:type="curve" svg:x1="12.392cm" svg:y1="3.778cm" svg:x2="10.539cm" svg:y2="4.067cm" draw:start-shape="id3" draw:start-glue-point="2" draw:end-shape="id4" draw:end-glue-point="1" svg:d="m12392 3778c0 193-617 289-1853 289">
          <text:p/>
        </draw:connector>
        <draw:connector draw:style-name="gr3" draw:text-style-name="P1" draw:layer="layout" draw:type="curve" svg:x1="8.615cm" svg:y1="4.067cm" svg:x2="6.461cm" svg:y2="3.799cm" draw:start-shape="id4" draw:start-glue-point="3" draw:end-shape="id5" draw:end-glue-point="2" svg:d="m8615 4067c-1436 0-2154-89-2154-268">
          <text:p/>
        </draw:connector>
        <draw:connector draw:style-name="gr3" draw:text-style-name="P1" draw:layer="layout" draw:type="curve" svg:x1="6.512cm" svg:y1="1.26cm" svg:x2="12.084cm" svg:y2="0.939cm" draw:start-shape="id6" draw:start-glue-point="1" draw:end-shape="id7" draw:end-glue-point="0" svg:d="m6512 1260c3910 0 3258-411 3674-679s1898-393 1898 358">
          <text:p/>
        </draw:connector>
        <draw:connector draw:style-name="gr3" draw:text-style-name="P1" draw:layer="layout" draw:type="curve" svg:x1="6.154cm" svg:y1="0.914cm" svg:x2="7.355cm" svg:y2="1.728cm" draw:start-shape="id6" draw:end-shape="id8" svg:d="m6154 914c0-751 1201-1158 1201 814">
          <text:p/>
        </draw:connector>
        <draw:connector draw:style-name="gr3" draw:text-style-name="P1" draw:layer="layout" draw:type="curve" svg:x1="13.248cm" svg:y1="2.327cm" svg:x2="7.355cm" svg:y2="2.421cm" draw:start-shape="id9" draw:start-glue-point="2" draw:end-shape="id8" draw:end-glue-point="2" svg:d="m13248 2327c0 892-5893 845-5893 94">
          <text:p/>
        </draw:connector>
        <draw:connector draw:style-name="gr3" draw:text-style-name="P1" draw:layer="layout" draw:type="curve" svg:x1="12.442cm" svg:y1="1.285cm" svg:x2="13.248cm" svg:y2="1.634cm" draw:start-shape="id7" draw:start-glue-point="1" draw:end-shape="id9" draw:end-glue-point="0" svg:d="m12442 1285c538 0 806 116 806 349">
          <text:p/>
        </draw:connector>
        <draw:connector draw:style-name="gr3" draw:text-style-name="P1" draw:layer="layout" draw:type="curve" svg:x1="9.577cm" svg:y1="3.843cm" svg:x2="7.713cm" svg:y2="2.074cm" draw:start-shape="id4" draw:start-glue-point="0" draw:end-shape="id8" draw:end-glue-point="1" svg:d="m9577 3843c0-1180-621-1769-1864-1769">
          <text:p/>
        </draw:connector>
        <draw:frame draw:style-name="gr1" draw:text-style-name="P2" draw:layer="layout" svg:width="2.217cm" svg:height="0.721cm" svg:x="8.482cm" svg:y="3.697cm">
          <draw:text-box>
            <text:p><text:span text:style-name="T2">Message</text:span></text:p>
          </draw:text-box>
        </draw:frame>
        <draw:frame draw:style-name="gr1" draw:text-style-name="P2" draw:layer="layout" svg:width="2.288cm" svg:height="1.661cm" svg:x="7.676cm" svg:y="0cm">
          <draw:text-box>
            <text:p><text:span text:style-name="T2">object</text:span></text:p>
            <text:p><text:span text:style-name="T2">reference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09-21T11:45:22</meta:creation-date>
    <dc:date>2011-09-29T15:16:51</dc:date>
    <dc:creator>Alberto Montresor</dc:creator>
    <meta:editing-duration>PT10M7S</meta:editing-duration>
    <meta:editing-cycles>2</meta:editing-cycles>
    <meta:generator>OpenOffice.org/3.3$Unix OpenOffice.org_project/330m20$Build-9567</meta:generator>
    <meta:document-statistic meta:object-count="25"/>
  </office:meta>
</office:document-meta>
</file>